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Unifont" svg:font-family="Unifont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Standard">
      <style:paragraph-properties style:writing-mode="lr-tb"/>
    </style:style>
    <style:style style:name="P2" style:family="paragraph" style:parent-style-name="Standard">
      <style:paragraph-properties style:writing-mode="lr-tb"/>
      <style:text-properties officeooo:rsid="001d88f8" officeooo:paragraph-rsid="001d88f8"/>
    </style:style>
    <style:style style:name="P3" style:family="paragraph" style:parent-style-name="Standard">
      <style:paragraph-properties style:writing-mode="lr-tb"/>
      <style:text-properties officeooo:rsid="001e8aa0" officeooo:paragraph-rsid="001e8aa0"/>
    </style:style>
    <style:style style:name="T1" style:family="text">
      <style:text-properties style:font-name="sans-serif" fo:font-size="10.5pt"/>
    </style:style>
    <style:style style:name="T2" style:family="text">
      <style:text-properties style:font-name="sans-serif" fo:font-size="10.5pt" officeooo:rsid="001d88f8"/>
    </style:style>
    <style:style style:name="T3" style:family="text">
      <style:text-properties style:font-name="sans-serif" fo:font-size="10.5pt" officeooo:rsid="001e8aa0"/>
    </style:style>
    <style:style style:name="T4" style:family="text">
      <style:text-properties officeooo:rsid="001d88f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For each organization: </text:span><text:line-break/><text:line-break/><text:span text:style-name="T1">Turn in a list of the information gathered and how it was obtained. </text:span><text:line-break/><text:span text:style-name="T1">Identify one item you thought would be useful to attack the organization and how you would use it. <text:s/>Identify any items that you found that you believe should not be public.</text:span></text:p>
      <text:p text:style-name="P1"><text:span text:style-name="T1"/></text:p>
      <text:p text:style-name="P3"><text:span text:style-name="T1">Tools: shodan, wayback, FOCA, web page + comment, twitter/linkedin/github,</text:span></text:p>
      <text:p text:style-name="P3"><text:span text:style-name="T1">whois, arin. and dig</text:span></text:p>
      <text:p text:style-name="P1"><text:span text:style-name="T1"/></text:p>
      <text:p text:style-name="P2"><text:span text:style-name="T1">Iowa State</text:span></text:p>
      <text:p text:style-name="P2"><text:span text:style-name="T1"/></text:p>
      <text:p text:style-name="P2"><text:span text:style-name="T1"/></text:p>
      <text:p text:style-name="P2"><text:span text:style-name="T1">Citi Bank </text:span></text:p>
      <text:p text:style-name="P2"><text:span text:style-name="T1"/></text:p>
      <text:p text:style-name="P2"><text:span text:style-name="T1">Epic Systems (Healthcare Solutions Organization)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Unifont" svg:font-family="Unifont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Unifont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8T18:16:06.146751583</meta:creation-date>
    <dc:date>2023-02-09T08:24:55.677317791</dc:date>
    <meta:editing-duration>PT14H8M49S</meta:editing-duration>
    <meta:editing-cycles>2</meta:editing-cycles>
    <meta:generator>LibreOffice/7.4.1.2$OpenBSD_X86_64 LibreOffice_project/40$Build-2</meta:generator>
    <meta:document-statistic meta:table-count="0" meta:image-count="0" meta:object-count="0" meta:page-count="1" meta:paragraph-count="6" meta:word-count="69" meta:character-count="428" meta:non-whitespace-character-count="360"/>
  </office:meta>
</office:document-meta>
</file>